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yeBdancing</text:h>
      <text:p text:style-name="Standard"/>
      <text:h text:style-name="Heading_20_2" text:outline-level="2">Game-manager</text:h>
      <text:p text:style-name="Text_20_body">De game-manager verzamelt alle gegevens en geeft deze door naar de juiste modules (klassen) en 'managed' zo het hele game.</text:p>
      <text:p text:style-name="Text_20_body">De belangrijkste functies zijn LoadData() en Update().</text:p>
      <text:list xml:id="list36387104" text:style-name="L1">
        <text:list-item>
          <text:p text:style-name="P2"><text:span text:style-name="T1">LoadData</text:span>: een functie die vanuit start als een coroutine (nieuwe thread) wordt aangeroepen en daarom een Ienumerator als return value heeft. Dit is nodig om alle www-streams (input vanuit het internet) te kunnen gebruiken.</text:p>
        </text:list-item>
        <text:list-item>
          <text:p text:style-name="P2"><text:span text:style-name="T1">Update</text:span>: een standaardfunctie van Unity (Unity roept deze zelf aan, net zoals start(), onGUI(), ...) waarin de verschillende game-states worden afgehandeld. Elke game-state is uniek en onderscheidt zich als specifiek onderdeel van het game. Om het leesbaar en duidelijk te houden zijn deze game-states gedefinieerd in een Enum. Extra game-states moeten dus bovenaan in de enum worden gedeclareerd, en moeten hun plaats krijgen in de Switch() van Update(). Momenteel hebben we 3 game-states: playing, paused en loading.</text:p>
          <text:list>
            <text:list-item>
              <text:list>
                <text:list-item>
                  <text:p text:style-name="P2">Playing: deze state dient voor alle input en output af te handelen tijdens het spelen van het spel, wanneer de GUI tot een minimum wordt teruggebracht en het menu overbodig is.</text:p>
                </text:list-item>
                <text:list-item>
                  <text:p text:style-name="P2">Paused: deze state dient om alle menu-afhandeling te doen. In het GUIscript wordt deze nog eens extra onderverdeeld.</text:p>
                </text:list-item>
                <text:list-item>
                  <text:p text:style-name="P2">Loading: deze state dient om aan te geven dat het spel niet mag spelen, en dat geen enkele menu getoond mag worden. Aangezien deze state niets moet doen, laten we zijn definitie leeg.</text:p>
                </text:list-item>
              </text:list>
            </text:list-item>
          </text:list>
        </text:list-item>
      </text:list>
      <text:p text:style-name="Text_20_body">De game-manager heeft hulp van een aantal side-kicks: het GUIscript, de Loadmanager en de Controlmanager.</text:p>
      <text:p text:style-name="Text_20_body"/>
      <text:h text:style-name="Heading_20_2" text:outline-level="2">Het GUIscript</text:h>
      <text:p text:style-name="Text_20_body">Het GUIscript gebruikt de gegevens en zet ze om in een menustructuur en een GUI en wordt impliciet gezien als de afhandeling van alle 2D rendering.</text:p>
      <text:p text:style-name="Text_20_body">De belangrijkste functies zijn LoadData() en OnGUI()</text:p>
      <text:list xml:id="list36386172" text:style-name="L2">
        <text:list-item>
          <text:p text:style-name="P3"><text:span text:style-name="T1">LoadData</text:span>: zie hierboven (zelfde als in game-manager)</text:p>
        </text:list-item>
        <text:list-item>
          <text:p text:style-name="P3"><text:span text:style-name="T1">OnGUI</text:span>: een standaardfunctie van Unity, die ik laat doorverwijzen naar andere functies, aan de hand van de state die de gamemanager op dat moment heeft aangenomen. De belangrijkste hier is OnPause(). Aan de hand van een eigen enum van het GUIscript wordt de menustructuur bepaald. Zo hebben we start, levelselection, pause en end. Elke state heeft zijn eigen unieke plaats binnen de menustructuur, en dient om de verschillende pagina's te tonen en hiertussen te switchen.</text:p>
          <text:list>
            <text:list-item>
              <text:list>
                <text:list-item>
                  <text:p text:style-name="P3">Start: deze state is leeg. Dit is meer om crashes te voorkomen: Aangezien de LoadManager niet altijd evensnel inlaadt als de GUImanager (omdat de LM iets zwaarder is en dus trager opstart), maar de speler nog niets mag doen tot als alles ingeladen is, wacht het GUIscript geduldig op input van de LM tot hij verder mag <text:soft-page-break/>gaan naar het volgende scherm.</text:p>
                </text:list-item>
                <text:list-item>
                  <text:p text:style-name="P3">Levelselection: de naamt zegt het zelf; dit is het scherm waar de speler de voornaamste input meegeeft aan het spel. De level en het liedje worden hier gekozen.</text:p>
                </text:list-item>
                <text:list-item>
                  <text:p text:style-name="P3">Pause: Deze state wordt aangeroepen met de Escape-knop vanuit de controlmanager, en moet enkel zorgen dat de speler een knop ziet die laat zien dat hij kan verder spelen. Alles wordt hierin terug gepauzeerd.</text:p>
                </text:list-item>
                <text:list-item>
                  <text:p text:style-name="P3">End: als de speler het spel heeft uitgespeeld, en zijn score te zien krijg.</text:p>
                </text:list-item>
              </text:list>
            </text:list-item>
          </text:list>
        </text:list-item>
      </text:list>
      <text:h text:style-name="Heading_20_2" text:outline-level="2">De loadmanager</text:h>
      <text:p text:style-name="Text_20_body">De loadmanager wordt gebruikt als een module waarin je meegeeft welke objecten je extern wilt inladen, waarna je de Init() functie aanroept en alles inlaadt en terugkrijgt als ingeladen objecten.</text:p>
      <text:p text:style-name="Text_20_body">De belangrijkste functies zijn Init() en de loadX() functies. Init dient voor initialisatie van alle aangegeven objecten die je wenst in te laden, de loadX() functies dienen om je wensen over te brengen naar de LM (dus alle objecten die je wenst in te laden mee te geven).</text:p>
      <text:p text:style-name="P1">De LM is gecommentarieerd bovenaan, en zou voldoende uitleg moeten verschaffen.</text:p>
      <text:h text:style-name="Heading_20_2" text:outline-level="2">De controlmanager</text:h>
      <text:p text:style-name="Text_20_body">De controlmanager dient om alle user-input door te sluizen, alsook de animaties af te handelen en de speler te begeleiden in zijn acties.</text:p>
      <text:p text:style-name="Text_20_body">De belangrijkste functie is OnPlay(), waar binnen een if-else structuur wordt nagegaan welke input binnenkomt, en welke animatie dient afgespeeld te worden.</text:p>
      <text:p text:style-name="Text_20_body"/>
      <text:p text:style-name="Text_20_body">De rest van de scriptjes wijzen zichzelf zowat uit. Mochten er nog vragen zijn, kan je me altijd bereik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6-16T08:51:19.47</meta:creation-date>
    <dc:date>2010-06-23T16:31:22.25</dc:date>
    <meta:editing-duration>PT00H16M27S</meta:editing-duration>
    <meta:editing-cycles>5</meta:editing-cycles>
    <meta:generator>OpenOffice.org/3.2$Win32 OpenOffice.org_project/320m12$Build-9483</meta:generator>
    <meta:document-statistic meta:table-count="0" meta:image-count="0" meta:object-count="0" meta:page-count="2" meta:paragraph-count="27" meta:word-count="661" meta:character-count="4033"/>
  </office:meta>
</office:document-meta>
</file>